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float" office:value="0.210709" calcext:value-type="float">
            <text:p>0,210709</text:p>
          </table:table-cell>
          <table:table-cell table:style-name="ce1" office:value-type="float" office:value="0.140784" calcext:value-type="float">
            <text:p>0,140784</text:p>
          </table:table-cell>
          <table:table-cell table:style-name="ce1" office:value-type="float" office:value="0.109569" calcext:value-type="float">
            <text:p>0,109569</text:p>
          </table:table-cell>
          <table:table-cell office:value-type="float" office:value="0.101097" calcext:value-type="float">
            <text:p>0,101097</text:p>
          </table:table-cell>
          <table:table-cell office:value-type="float" office:value="0.092679" calcext:value-type="float">
            <text:p>0,092679</text:p>
          </table:table-cell>
          <table:table-cell office:value-type="float" office:value="0.08134" calcext:value-type="float">
            <text:p>0,08134</text:p>
          </table:table-cell>
          <table:table-cell office:value-type="float" office:value="0.087312" calcext:value-type="float">
            <text:p>0,087312</text:p>
          </table:table-cell>
          <table:table-cell office:value-type="float" office:value="0.082108" calcext:value-type="float">
            <text:p>0,082108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0.214712" calcext:value-type="float">
            <text:p>0,214712</text:p>
          </table:table-cell>
          <table:table-cell table:style-name="ce1" office:value-type="float" office:value="0.14621" calcext:value-type="float">
            <text:p>0,14621</text:p>
          </table:table-cell>
          <table:table-cell table:style-name="ce1" office:value-type="float" office:value="0.112774" calcext:value-type="float">
            <text:p>0,112774</text:p>
          </table:table-cell>
          <table:table-cell office:value-type="float" office:value="0.096689" calcext:value-type="float">
            <text:p>0,096689</text:p>
          </table:table-cell>
          <table:table-cell office:value-type="float" office:value="0.088495" calcext:value-type="float">
            <text:p>0,088495</text:p>
          </table:table-cell>
          <table:table-cell office:value-type="float" office:value="0.089057" calcext:value-type="float">
            <text:p>0,089057</text:p>
          </table:table-cell>
          <table:table-cell office:value-type="float" office:value="0.072667" calcext:value-type="float">
            <text:p>0,072667</text:p>
          </table:table-cell>
          <table:table-cell office:value-type="float" office:value="0.083966" calcext:value-type="float">
            <text:p>0,083966</text:p>
          </table:table-cell>
          <table:table-cell office:value-type="float" office:value="0.0887" calcext:value-type="float">
            <text:p>0,0887</text:p>
          </table:table-cell>
        </table:table-row>
        <table:table-row table:style-name="ro1">
          <table:table-cell office:value-type="float" office:value="0.247713" calcext:value-type="float">
            <text:p>0,247713</text:p>
          </table:table-cell>
          <table:table-cell table:style-name="ce1" office:value-type="float" office:value="0.150995" calcext:value-type="float">
            <text:p>0,150995</text:p>
          </table:table-cell>
          <table:table-cell table:style-name="ce1" office:value-type="float" office:value="0.109396" calcext:value-type="float">
            <text:p>0,109396</text:p>
          </table:table-cell>
          <table:table-cell office:value-type="float" office:value="0.080902" calcext:value-type="float">
            <text:p>0,080902</text:p>
          </table:table-cell>
          <table:table-cell office:value-type="float" office:value="0.082751" calcext:value-type="float">
            <text:p>0,082751</text:p>
          </table:table-cell>
          <table:table-cell office:value-type="float" office:value="0.094625" calcext:value-type="float">
            <text:p>0,094625</text:p>
          </table:table-cell>
          <table:table-cell office:value-type="float" office:value="0.088498" calcext:value-type="float">
            <text:p>0,088498</text:p>
          </table:table-cell>
          <table:table-cell office:value-type="float" office:value="0.061557" calcext:value-type="float">
            <text:p>0,061557</text:p>
          </table:table-cell>
          <table:table-cell office:value-type="float" office:value="0.0837" calcext:value-type="float">
            <text:p>0,0837</text:p>
          </table:table-cell>
        </table:table-row>
        <table:table-row table:style-name="ro1">
          <table:table-cell office:value-type="float" office:value="0.238524" calcext:value-type="float">
            <text:p>0,238524</text:p>
          </table:table-cell>
          <table:table-cell table:style-name="ce2" table:formula="of:=AVERAGE([.B2:.B4])" office:value-type="float" office:value="0.145996333333333" calcext:value-type="float">
            <text:p>0,145996333333333</text:p>
          </table:table-cell>
          <table:table-cell table:style-name="ce2" table:formula="of:=AVERAGE([.C2:.C4])" office:value-type="float" office:value="0.110579666666667" calcext:value-type="float">
            <text:p>0,110579666666667</text:p>
          </table:table-cell>
          <table:table-cell office:value-type="float" office:value="0.102858" calcext:value-type="float">
            <text:p>0,102858</text:p>
          </table:table-cell>
          <table:table-cell office:value-type="float" office:value="0.085324" calcext:value-type="float">
            <text:p>0,085324</text:p>
          </table:table-cell>
          <table:table-cell office:value-type="float" office:value="0.095288" calcext:value-type="float">
            <text:p>0,095288</text:p>
          </table:table-cell>
          <table:table-cell office:value-type="float" office:value="0.089689" calcext:value-type="float">
            <text:p>0,089689</text:p>
          </table:table-cell>
          <table:table-cell office:value-type="float" office:value="0.081994" calcext:value-type="float">
            <text:p>0,081994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0.24844" calcext:value-type="float">
            <text:p>0,24844</text:p>
          </table:table-cell>
          <table:table-cell table:number-columns-repeated="2"/>
          <table:table-cell table:style-name="ce2" table:formula="of:=AVERAGE([.D2:.D5])" office:value-type="float" office:value="0.0953865" calcext:value-type="float">
            <text:p>0,0953865</text:p>
          </table:table-cell>
          <table:table-cell office:value-type="float" office:value="0.089106" calcext:value-type="float">
            <text:p>0,089106</text:p>
          </table:table-cell>
          <table:table-cell office:value-type="float" office:value="0.09468" calcext:value-type="float">
            <text:p>0,09468</text:p>
          </table:table-cell>
          <table:table-cell office:value-type="float" office:value="0.094457" calcext:value-type="float">
            <text:p>0,094457</text:p>
          </table:table-cell>
          <table:table-cell office:value-type="float" office:value="0.085847" calcext:value-type="float">
            <text:p>0,085847</text:p>
          </table:table-cell>
          <table:table-cell office:value-type="float" office:value="0.1059" calcext:value-type="float">
            <text:p>0,1059</text:p>
          </table:table-cell>
        </table:table-row>
        <table:table-row table:style-name="ro1">
          <table:table-cell table:style-name="ce2" table:formula="of:=AVERAGE([.A2:.A6])" office:value-type="float" office:value="0.2320196" calcext:value-type="float">
            <text:p>0,2320196</text:p>
          </table:table-cell>
          <table:table-cell table:number-columns-repeated="2"/>
          <table:table-cell table:style-name="Default"/>
          <table:table-cell office:value-type="float" office:value="0.087115" calcext:value-type="float">
            <text:p>0,087115</text:p>
          </table:table-cell>
          <table:table-cell office:value-type="float" office:value="0.095668" calcext:value-type="float">
            <text:p>0,095668</text:p>
          </table:table-cell>
          <table:table-cell office:value-type="float" office:value="0.08681" calcext:value-type="float">
            <text:p>0,08681</text:p>
          </table:table-cell>
          <table:table-cell table:style-name="ce2" table:formula="of:=AVERAGE([.H2:.H6])" office:value-type="float" office:value="0.0790944" calcext:value-type="float">
            <text:p>0,0790944</text:p>
          </table:table-cell>
          <table:table-cell table:style-name="ce2" table:formula="of:=AVERAGE([.I2:.I6])" office:value-type="float" office:value="0.08786" calcext:value-type="float">
            <text:p>0,0878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" table:formula="of:=AVERAGE([.E2:.E7])" office:value-type="float" office:value="0.0875783333333333" calcext:value-type="float">
            <text:p>0,0875783333333333</text:p>
          </table:table-cell>
          <table:table-cell table:style-name="ce2" table:formula="of:=AVERAGE([.F2:.F7])" office:value-type="float" office:value="0.0917763333333333" calcext:value-type="float">
            <text:p>0,0917763333333333</text:p>
          </table:table-cell>
          <table:table-cell table:style-name="ce2" table:formula="of:=AVERAGE([.G2:.G7])" office:value-type="float" office:value="0.0865721666666667" calcext:value-type="float">
            <text:p>0,086572166666666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7:13:00.740795522</meta:creation-date>
    <dc:date>2025-11-09T17:35:52.030383827</dc:date>
    <meta:editing-duration>PT12M33S</meta:editing-duration>
    <meta:editing-cycles>1</meta:editing-cycles>
    <meta:document-statistic meta:table-count="1" meta:cell-count="61" meta:object-count="0"/>
    <meta:generator>LibreOffice/24.8.7.2$Linux_X86_64 LibreOffice_project/480$Build-2</meta:generator>
  </office:meta>
</office:document-meta>
</file>